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199cm" style:contextual-spacing="false" fo:text-align="start" style:justify-single-word="false" fo:text-indent="0.3cm" style:auto-text-indent="false" style:text-autospace="none">
        <style:tab-stops>
          <style:tab-stop style:position="2.545cm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T1" style:family="text">
      <style:text-properties officeooo:rsid="00074fb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3">[TAG_02]</text:p>
      <text:p text:style-name="P4"/>
      <text:p text:style-name="P9">[MAIN_TEXT]</text:p>
      <text:p text:style-name="P2"/>
      <text:section text:style-name="Sect1" text:name="SECTION_01">
        <text:p text:style-name="P8">[NAME]</text:p>
        <text:p text:style-name="P7"/>
        <text:p text:style-name="P10">[INNER_TEXT]</text:p>
        <text:p text:style-name="P2"/>
      </text:section>
      <text:p text:style-name="P5"/>
      <text:p text:style-name="P4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0T16:39:48.714598000</dc:date>
    <meta:editing-duration>P1DT1H36M15S</meta:editing-duration>
    <meta:editing-cycles>40</meta:editing-cycles>
    <meta:generator>LibreOffice/4.1.3.2$MacOSX_x86 LibreOffice_project/70feb7d99726f064edab4605a8ab840c50ec57a</meta:generator>
    <dc:creator>Sandro Duarte</dc:creator>
    <meta:document-statistic meta:table-count="0" meta:image-count="0" meta:object-count="0" meta:page-count="1" meta:paragraph-count="6" meta:word-count="6" meta:character-count="60" meta:non-whitespace-character-count="60"/>
  </office:meta>
</office:document-meta>
</file>